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3319in"/>
    </style:style>
    <style:style style:name="Table1.C" style:family="table-column">
      <style:table-column-properties style:column-width="3.2306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4271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2a946" officeooo:paragraph-rsid="0022a946"/>
    </style:style>
    <style:style style:name="P2" style:family="paragraph" style:parent-style-name="Table_20_Contents">
      <style:paragraph-properties fo:text-align="center" style:justify-single-word="false"/>
      <style:text-properties officeooo:rsid="0022a946" officeooo:paragraph-rsid="0022a946"/>
    </style:style>
    <style:style style:name="P3" style:family="paragraph" style:parent-style-name="Table_20_Contents">
      <style:paragraph-properties fo:text-align="center" style:justify-single-word="false"/>
      <style:text-properties officeooo:rsid="0023066c" officeooo:paragraph-rsid="0023066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 style:list-style-name="L1">
      <style:text-properties officeooo:rsid="001ebf58" officeooo:paragraph-rsid="001ebf58"/>
    </style:style>
    <style:style style:name="P6" style:family="paragraph" style:parent-style-name="Standard" style:list-style-name="L2">
      <style:text-properties officeooo:rsid="001ebf58" officeooo:paragraph-rsid="001ebf58"/>
    </style:style>
    <style:style style:name="P7" style:family="paragraph" style:parent-style-name="Standard" style:list-style-name="L1">
      <style:text-properties officeooo:paragraph-rsid="001ebf58"/>
    </style:style>
    <style:style style:name="P8" style:family="paragraph" style:parent-style-name="Standard" style:list-style-name="L3">
      <style:text-properties officeooo:rsid="0020ac5d" officeooo:paragraph-rsid="0020ac5d"/>
    </style:style>
    <style:style style:name="P9" style:family="paragraph" style:parent-style-name="Standard" style:list-style-name="L3">
      <style:paragraph-properties fo:margin-left="0.9846in" fo:margin-right="0in" fo:text-indent="-0.25in" style:auto-text-indent="false"/>
      <style:text-properties officeooo:rsid="0020ac5d" officeooo:paragraph-rsid="0020ac5d"/>
    </style:style>
    <style:style style:name="P10" style:family="paragraph" style:parent-style-name="Standard" style:list-style-name="L3">
      <style:paragraph-properties fo:margin-left="0.4925in" fo:margin-right="0in" fo:text-indent="-0.25in" style:auto-text-indent="false"/>
      <style:text-properties officeooo:rsid="0020ac5d" officeooo:paragraph-rsid="0020ac5d"/>
    </style:style>
    <style:style style:name="P11" style:family="paragraph" style:parent-style-name="Standard">
      <style:paragraph-properties fo:margin-left="0.4925in" fo:margin-right="0in" fo:text-indent="-0.25in" style:auto-text-indent="false"/>
      <style:text-properties officeooo:rsid="0020ac5d" officeooo:paragraph-rsid="0020ac5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weight="normal" officeooo:rsid="0022a946" officeooo:paragraph-rsid="0022a946" style:font-weight-asian="normal" style:font-weight-complex="normal"/>
    </style:style>
    <style:style style:name="P14" style:family="paragraph" style:parent-style-name="Text_20_body">
      <style:paragraph-properties fo:break-before="page"/>
      <style:text-properties fo:font-weight="normal" officeooo:rsid="0022a946" officeooo:paragraph-rsid="0022a946" style:font-weight-asian="normal" style:font-weight-complex="normal"/>
    </style:style>
    <style:style style:name="P15" style:family="paragraph" style:parent-style-name="Heading_20_1">
      <style:text-properties officeooo:paragraph-rsid="0022a946"/>
    </style:style>
    <style:style style:name="P16" style:family="paragraph" style:parent-style-name="List_20_Contents" style:list-style-name="L5"/>
    <style:style style:name="P17" style:family="paragraph" style:parent-style-name="List_20_Contents" style:list-style-name="L5">
      <style:text-properties officeooo:rsid="0022a946" officeooo:paragraph-rsid="0022a946"/>
    </style:style>
    <style:style style:name="P18" style:family="paragraph" style:parent-style-name="List_20_Contents">
      <style:text-properties officeooo:rsid="0022a946" officeooo:paragraph-rsid="0022a946"/>
    </style:style>
    <style:style style:name="P19" style:family="paragraph" style:parent-style-name="List_20_Contents">
      <style:paragraph-properties fo:margin-left="0in" fo:margin-right="0in" fo:text-indent="0in" style:auto-text-indent="false"/>
      <style:text-properties officeooo:rsid="0022a946" officeooo:paragraph-rsid="0022a946"/>
    </style:style>
    <style:style style:name="T1" style:family="text">
      <style:text-properties officeooo:rsid="001ebf58"/>
    </style:style>
    <style:style style:name="T2" style:family="text">
      <style:text-properties officeooo:rsid="0020ac5d"/>
    </style:style>
    <style:style style:name="T3" style:family="text">
      <style:text-properties officeooo:rsid="0022a9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: ITC515_assignment04 Crown And Anchor Game</text:p>
      <text:h text:style-name="P15" text:outline-level="1">Test Case <text:span text:style-name="T1">Name: </text:span>Bug01 – <text:span text:style-name="T1">Payout Test</text:span></text:h>
      <text:h text:style-name="P15" text:outline-level="1">Test Case ID: 001</text:h>
      <text:h text:style-name="P15" text:outline-level="1">Description of Test: </text:h>
      <text:p text:style-name="Text_20_body">When a player wins a round of Crown and Anchor does the amount the player bet for the round get subtracted from their balance – yes or no? <text:s/></text:p>
      <text:h text:style-name="Heading_20_1" text:outline-level="1">Preconditions for Test:</text:h>
      <text:list xml:id="list6339916268793536742" text:style-name="L1">
        <text:list-item>
          <text:p text:style-name="P5">there is a player and a dealer – both are over the age of 18</text:p>
        </text:list-item>
        <text:list-item>
          <text:p text:style-name="P5">the player has money to bet on the round</text:p>
        </text:list-item>
        <text:list-item>
          <text:p text:style-name="P5">the player places a bet</text:p>
        </text:list-item>
        <text:list-item>
          <text:p text:style-name="P5">the player's bet is placed on one of six outcomes per die</text:p>
        </text:list-item>
        <text:list-item>
          <text:p text:style-name="P5">the dealer rolls three dice and is given three results</text:p>
        </text:list-item>
        <text:list-item>
          <text:p text:style-name="P7"><text:span text:style-name="T1">the results are valid – a call of </text:span>No Spin/Throw <text:span text:style-name="T1">by the dealer voids the results</text:span></text:p>
        </text:list-item>
        <text:list-item>
          <text:p text:style-name="P5">the player wins – i.e., their bet matches one or more of the three results </text:p>
        </text:list-item>
      </text:list>
      <text:h text:style-name="Heading_20_1" text:outline-level="1">Postconditions for Test:</text:h>
      <text:list xml:id="list3254798035482479857" text:style-name="L2">
        <text:list-item>
          <text:p text:style-name="P6">if the player's chosen outcome matches one of the results, the player's balance increases by the amount bet</text:p>
        </text:list-item>
        <text:list-item>
          <text:p text:style-name="P6">if the player's chosen outcome matches two of the results, the player's balance increases by the amount bet multiplied by two</text:p>
        </text:list-item>
        <text:list-item>
          <text:p text:style-name="P6">if the player's chosen outcome matches three of the results, the player's balance increases by the amount bet multiplied by three</text:p>
        </text:list-item>
      </text:list>
      <text:h text:style-name="Heading_20_1" text:outline-level="1">Data <text:span text:style-name="T2">R</text:span>equired for Test:</text:h>
      <text:list xml:id="list404985073536645002" text:style-name="L3">
        <text:list-item>
          <text:p text:style-name="P8">the amount of the player's initial balance</text:p>
        </text:list-item>
        <text:list-item>
          <text:p text:style-name="P9">is the player's initial balance greater than zero – yes or no?</text:p>
        </text:list-item>
        <text:list-item>
          <text:p text:style-name="P8">The amount of the player's bet</text:p>
        </text:list-item>
        <text:list-item>
          <text:p text:style-name="P9">Is the bet less than the balance – yes or no?</text:p>
        </text:list-item>
        <text:list-item>
          <text:p text:style-name="P10">The outcome the player is betting on.</text:p>
        </text:list-item>
        <text:list-item>
          <text:p text:style-name="P10">The results from the dealers dice toss</text:p>
        </text:list-item>
        <text:list-item>
          <text:p text:style-name="P10">The validity of the results – are they valid yes or no?</text:p>
        </text:list-item>
        <text:list-item>
          <text:p text:style-name="P10">Did the player win – does the player's bet match one or more of the results?</text:p>
        </text:list-item>
        <text:list-item>
          <text:p text:style-name="P10"><text:soft-page-break/>Did the player's balance increase the amount won – yes or no?</text:p>
        </text:list-item>
      </text:list>
      <text:p text:style-name="P11"/>
      <text:h text:style-name="Heading_20_1" text:outline-level="1">Test Script</text:h>
      <text:p text:style-name="Text_20_body">Date <text:span text:style-name="T3">Completed</text:span>: 10/16/15</text:p>
      <text:p text:style-name="P12">Result (Pass/Fail/Warning/Incomplete): </text:p>
      <text:p text:style-name="P13">Test Data:</text:p>
      <text:list xml:id="list5063919958262172763" text:style-name="L5">
        <text:list-item>
          <text:p text:style-name="P16">Player: Fred</text:p>
        </text:list-item>
        <text:list-item>
          <text:p text:style-name="P16">Player balance <text:span text:style-name="T3">amount</text:span>: $100</text:p>
        </text:list-item>
        <text:list-item>
          <text:p text:style-name="P16">Player bet <text:span text:style-name="T3">amount</text:span>: $5</text:p>
        </text:list-item>
        <text:list-item>
          <text:p text:style-name="P17">Player bet: Crown</text:p>
        </text:list-item>
        <text:list-item>
          <text:p text:style-name="P17">Dice result: Crown, Anchor, Club</text:p>
        </text:list-item>
      </text:list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tep</text:p>
          </table:table-cell>
          <table:table-cell table:style-name="Table1.A1" office:value-type="string">
            <text:p text:style-name="P2">Step Description</text:p>
          </table:table-cell>
          <table:table-cell table:style-name="Table1.A1" office:value-type="string">
            <text:p text:style-name="P2">Expected Test Results</text:p>
          </table:table-cell>
          <table:table-cell table:style-name="Table1.A1" office:value-type="string">
            <text:p text:style-name="P2">Pass?</text:p>
          </table:table-cell>
          <table:table-cell table:style-name="Table1.E1" office:value-type="string">
            <text:p text:style-name="P2">Fail?</text:p>
          </table:table-cell>
        </table:table-row>
        <table:table-row table:style-name="Table1.2">
          <table:table-cell table:style-name="Table1.A10" office:value-type="string">
            <text:p text:style-name="P1">01</text:p>
          </table:table-cell>
          <table:table-cell table:style-name="Table1.B10" office:value-type="string">
            <text:p text:style-name="P1">The player indicates a wager.</text:p>
          </table:table-cell>
          <table:table-cell table:style-name="Table1.C2" office:value-type="string">
            <text:p text:style-name="P1">The game records the player's amount bet.</text:p>
          </table:table-cell>
          <table:table-cell table:style-name="Table1.D10" office:value-type="string">
            <text:p text:style-name="P3">P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10" office:value-type="string">
            <text:p text:style-name="P1">02</text:p>
          </table:table-cell>
          <table:table-cell table:style-name="Table1.B10" office:value-type="string">
            <text:p text:style-name="P1">The player bets on an outcome.</text:p>
          </table:table-cell>
          <table:table-cell table:style-name="Table1.C3" office:value-type="string">
            <text:p text:style-name="P1">The game records the player's chosen die face.</text:p>
          </table:table-cell>
          <table:table-cell table:style-name="Table1.D10" office:value-type="string">
            <text:p text:style-name="P3">P</text:p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10" office:value-type="string">
            <text:p text:style-name="P1">03</text:p>
          </table:table-cell>
          <table:table-cell table:style-name="Table1.B10" office:value-type="string">
            <text:p text:style-name="P1">The dealer begins the round.</text:p>
          </table:table-cell>
          <table:table-cell table:style-name="Table1.C4" office:value-type="string">
            <text:p text:style-name="P1">The game checks if the player's amount bet exceeds the player's available funds.</text:p>
          </table:table-cell>
          <table:table-cell table:style-name="Table1.D10" office:value-type="string">
            <text:p text:style-name="P3">P</text:p>
          </table:table-cell>
          <table:table-cell table:style-name="Table1.E4" office:value-type="string">
            <text:p text:style-name="P4"/>
          </table:table-cell>
        </table:table-row>
        <table:table-row>
          <table:table-cell table:style-name="Table1.A10" office:value-type="string">
            <text:p text:style-name="P1">04</text:p>
          </table:table-cell>
          <table:table-cell table:style-name="Table1.B10" office:value-type="string">
            <text:p text:style-name="P1">The dealer produces an outcome.</text:p>
          </table:table-cell>
          <table:table-cell table:style-name="Table1.C5" office:value-type="string">
            <text:p text:style-name="P1">The dealer rolls three dice.</text:p>
          </table:table-cell>
          <table:table-cell table:style-name="Table1.D10" office:value-type="string">
            <text:p text:style-name="P3">P</text:p>
          </table:table-cell>
          <table:table-cell table:style-name="Table1.E5" office:value-type="string">
            <text:p text:style-name="P4"/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P1"/>
          </table:table-cell>
          <table:table-cell table:style-name="Table1.C6" office:value-type="string">
            <text:p text:style-name="P1">The game verifies the validity of the dice.</text:p>
          </table:table-cell>
          <table:table-cell table:style-name="Table1.D10" office:value-type="string">
            <text:p text:style-name="P3">P</text:p>
          </table:table-cell>
          <table:table-cell table:style-name="Table1.E6" office:value-type="string">
            <text:p text:style-name="P4"/>
          </table:table-cell>
        </table:table-row>
        <table:table-row>
          <table:table-cell table:style-name="Table1.A10" office:value-type="string">
            <text:p text:style-name="P1">05</text:p>
          </table:table-cell>
          <table:table-cell table:style-name="Table1.B10" office:value-type="string">
            <text:p text:style-name="P1">Does the player win?</text:p>
          </table:table-cell>
          <table:table-cell table:style-name="Table1.C10" office:value-type="string">
            <text:p text:style-name="P1">The game compares the dice results with the player's chosen die face.</text:p>
          </table:table-cell>
          <table:table-cell table:style-name="Table1.D10" office:value-type="string">
            <text:p text:style-name="P3">P</text:p>
          </table:table-cell>
          <table:table-cell table:style-name="Table1.E10" office:value-type="string">
            <text:p text:style-name="P4"/>
          </table:table-cell>
        </table:table-row>
        <table:table-row>
          <table:table-cell table:style-name="Table1.A10" office:value-type="string">
            <text:p text:style-name="P1">06</text:p>
          </table:table-cell>
          <table:table-cell table:style-name="Table1.B10" office:value-type="string">
            <text:p text:style-name="P1">How much does the player win?</text:p>
          </table:table-cell>
          <table:table-cell table:style-name="Table1.C10" office:value-type="string">
            <text:p text:style-name="P1">If the player's choice matches one result, the balance increases by the amount bet. </text:p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3">F</text:p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P1">If the player's choice matches two results, the balance increases by the amount bet multiplied by two. </text:p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3">F</text:p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P1">If the player's choice matches three results, the balance increases by the amount bet multiplied by three. </text:p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3">F</text:p>
          </table:table-cell>
        </table:table-row>
        <table:table-row>
          <table:table-cell table:style-name="Table1.A11" office:value-type="string">
            <text:p text:style-name="P1">07</text:p>
          </table:table-cell>
          <table:table-cell table:style-name="Table1.B11" office:value-type="string">
            <text:p text:style-name="P1">The dealer ends the round.</text:p>
          </table:table-cell>
          <table:table-cell table:style-name="Table1.C11" office:value-type="string">
            <text:p text:style-name="P1">The round concludes.</text:p>
          </table:table-cell>
          <table:table-cell table:style-name="Table1.D11" office:value-type="string">
            <text:p text:style-name="P3">P</text:p>
          </table:table-cell>
          <table:table-cell table:style-name="Table1.E11" office:value-type="string">
            <text:p text:style-name="P4"/>
          </table:table-cell>
        </table:table-row>
      </table:table>
      <text:p text:style-name="P19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8:01:53.390560152</meta:creation-date>
    <dc:date>2015-10-28T19:16:13.207647684</dc:date>
    <meta:editing-duration>PT1H13M11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3" meta:paragraph-count="75" meta:word-count="496" meta:character-count="2634" meta:non-whitespace-character-count="2219"/>
  </office:meta>
</office:document-meta>
</file>